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8274.0065" calcext:value-type="float">
            <text:p>8274.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8245.82616666667" calcext:value-type="float">
            <text:p>8245.826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8255.992" calcext:value-type="float">
            <text:p>8255.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8280.24666666667" calcext:value-type="float">
            <text:p>8280.24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14967.507" calcext:value-type="float">
            <text:p>14967.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15205.5176666667" calcext:value-type="float">
            <text:p>15205.517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15304.6538333333" calcext:value-type="float">
            <text:p>15304.65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66802.507" calcext:value-type="float">
            <text:p>66802.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76760.8246666667" calcext:value-type="float">
            <text:p>76760.824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78175.1285" calcext:value-type="float">
            <text:p>78175.1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76788.4343333333" calcext:value-type="float">
            <text:p>76788.434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62495.86" calcext:value-type="float">
            <text:p>62495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4079.2598333333" calcext:value-type="float">
            <text:p>34079.2598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4034.0353333333" calcext:value-type="float">
            <text:p>34034.03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4239.1253333333" calcext:value-type="float">
            <text:p>34239.12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7033.6698333333" calcext:value-type="float">
            <text:p>17033.66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13400.453" calcext:value-type="float">
            <text:p>13400.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14599.5335" calcext:value-type="float">
            <text:p>14599.5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14392.9891666667" calcext:value-type="float">
            <text:p>14392.989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8435.37316666667" calcext:value-type="float">
            <text:p>8435.37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976.48333333333" calcext:value-type="float">
            <text:p>5976.48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126.46516666667" calcext:value-type="float">
            <text:p>6126.465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6133.72533333333" calcext:value-type="float">
            <text:p>6133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126.9775" calcext:value-type="float">
            <text:p>5126.9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5699.81183333333" calcext:value-type="float">
            <text:p>5699.811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921.544" calcext:value-type="float">
            <text:p>5921.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5924.78616666667" calcext:value-type="float">
            <text:p>5924.786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4634.84883333333" calcext:value-type="float">
            <text:p>4634.848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5059.22" calcext:value-type="float">
            <text:p>5059.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5271.73133333333" calcext:value-type="float">
            <text:p>5271.731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5111.79483333333" calcext:value-type="float">
            <text:p>5111.794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3730.852" calcext:value-type="float">
            <text:p>3730.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3:32.635833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4:17.300021642</dc:date>
    <meta:editing-duration>PT13M37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1.497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400.453">
                <text:p>13400.453</text:p>
              </table:table-cell>
              <table:table-cell office:value-type="float" office:value="14599.5335">
                <text:p>14599.5335</text:p>
              </table:table-cell>
              <table:table-cell office:value-type="float" office:value="14392.9891666667">
                <text:p>14392.9891666667</text:p>
              </table:table-cell>
              <table:table-cell office:value-type="float" office:value="8435.37316666667">
                <text:p>8435.3731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976.48333333333">
                <text:p>5976.48333333333</text:p>
              </table:table-cell>
              <table:table-cell office:value-type="float" office:value="6126.46516666667">
                <text:p>6126.46516666667</text:p>
              </table:table-cell>
              <table:table-cell office:value-type="float" office:value="6133.72533333333">
                <text:p>6133.72533333333</text:p>
              </table:table-cell>
              <table:table-cell office:value-type="float" office:value="5126.9775">
                <text:p>5126.97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699.81183333333">
                <text:p>5699.81183333333</text:p>
              </table:table-cell>
              <table:table-cell office:value-type="float" office:value="5921.544">
                <text:p>5921.544</text:p>
              </table:table-cell>
              <table:table-cell office:value-type="float" office:value="5924.78616666667">
                <text:p>5924.78616666667</text:p>
              </table:table-cell>
              <table:table-cell office:value-type="float" office:value="4634.84883333333">
                <text:p>4634.8488333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059.22">
                <text:p>5059.22</text:p>
              </table:table-cell>
              <table:table-cell office:value-type="float" office:value="5271.73133333333">
                <text:p>5271.73133333333</text:p>
              </table:table-cell>
              <table:table-cell office:value-type="float" office:value="5111.79483333333">
                <text:p>5111.79483333333</text:p>
              </table:table-cell>
              <table:table-cell office:value-type="float" office:value="3730.852">
                <text:p>3730.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1.497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3">
                <text:p>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">
                <text:p>6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9">
                <text:p>9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